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/>
    <style:style style:name="P22" style:parent-style-name="Základnítext" style:family="paragraph"/>
    <style:style style:name="P23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4" style:parent-style-name="Základnítext" style:family="paragraph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P27" style:parent-style-name="Nadpis1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1/2022<text:bookmark-end text:name="Text14"/></text:p>
            <text:p text:style-name="Normální">KVOP-20675/2022<text:bookmark-end text:name="Text2"/></text:p>
            <text:p text:style-name="Normální"><text:bookmark-start text:name="Text6"/>15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Mgr.<text:s/><text:bookmark-end text:name="Text9"/>F. Š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<text:s/>a výzva k upřesnění žádosti podle § 14 odst. 5 písm. b) zákona č. 106/1999 Sb., o svobodném přístupu k informacím, ve znění pozdějších předpisů</text:h>
      <text:p text:style-name="Základnítext">Vážený pane magistře,</text:p>
      <text:p text:style-name="Základnítext">dne 9. března 2022 obdržela Kancelář veřejného ochránce práv žádost o poskytnutí informací dle zákona č. 106/1999 Sb., o svobodném přístupu k informacím, ve znění pozdějších předpisů.</text:p>
      <text:p text:style-name="Základnítext">Žádáte o poskytnutí těchto informací:</text:p>
      <text:list text:style-name="LFO3_1" text:continue-numbering="true">
        <text:list-item>
          <text:p text:style-name="P18">plán rozpočtu na rok 2022,</text:p>
        </text:list-item>
        <text:list-item>
          <text:p text:style-name="P19">zprávy o Vězeňské službě ČR od roku 2015 do současnosti,</text:p>
        </text:list-item>
        <text:list-item>
          <text:p text:style-name="P20">předpisy<text:s/>BOZP v aktuálním znění,</text:p>
        </text:list-item>
        <text:list-item>
          <text:p text:style-name="P21">stanoviska k událostem na Ukrajině,</text:p>
        </text:list-item>
        <text:list-item>
          <text:p text:style-name="P22">úplný text Istanbulské úmluvy v anglickém a českém jazyce.</text:p>
        </text:list-item>
      </text:list>
      <text:h text:style-name="Nadpis2" text:outline-level="2"><text:span text:style-name="Silné">Sdělení o poskytnutí informace</text:span></text:h>
      <text:p text:style-name="P23">K Vaší žádosti v bodě 5) poskytuji v příloze úplný text Istanbulské úmluvy v anglickém a českém jazyce. O ostatních požadovaných informacích viz níže.</text:p>
      <text:h text:style-name="Nadpis2" text:outline-level="2">Výzva k upřesnění žádosti</text:h>
      <text:p text:style-name="P24">Jelikož z Vaší žádosti v bodech 1) až 4) není zřejmé, jakou informaci požadujete a je tedy příliš obecná ve smyslu ustanovení § 14 odst. 5 písm. b) zákona o svobodném přístupu k informacím, vyzývám Vás, abyste žádost v tomto smyslu v bodech 1) až 4) upřesnil.<text:s/></text:p>
      <text:p text:style-name="Základnítext"><text:span text:style-name="T25">Povinný subjekt, Kancelář veřejného ochránce práv, by sice z obsahu žádosti mohl usuzovat, o poskytnutí jakých informací má žadatel zájem, nicméně je odpovědností žadatele, aby ro</text:span><text:span text:style-name="T26">zsah požadovaných informací<text:s/></text:span>určil, a to bez jakýchkoliv pochybností o rozsahu požadovaných informací.</text:p>
      <text:soft-page-break/>
      <text:p text:style-name="Základnítext">Upřesněte v bodě 1) žádosti, koho plán rozpočtu na rok 2022 žádáte poskytnout. V bodě 2) žádosti, které zprávy o Vězeňské službě ČR od roku 2015 do současnosti máte na mysli a kdo má být jejich původcem. V bodě 3) žádosti, které předpisy BOZP žádáte a v bodě 4) žádosti, kdo má být původcem stanovisek k událostem na Ukrajině, a které události a v jakém časovém rozmezí máte na mysli.</text:p>
      <text:p text:style-name="Základnítext">Povinný subjekt uvítá jakoukoliv další konkretizaci, která napomůže učinit si zcela jednoznačný a nezpochybnitelný závěr o rozsahu Vámi požadovaných informací.</text:p>
      <text:h text:style-name="Nadpis2" text:outline-level="2">Pokud upřesnění předmětné žádosti neprovedete do 30 dnů ode dne doručení této výzvy, bude rozhodnuto o odmítnutí žádosti.</text:h>
      <text:h text:style-name="Nadpis2" text:outline-level="2"/>
      <text:p text:style-name="Základnítext">S pozdravem</text:p>
      <text:p text:style-name="Základnítext"/>
      <text:p text:style-name="podpis">JUDr. Pavel Pořízek, Ph.D.</text:p>
      <text:p text:style-name="podpis">vedoucí Kanceláře veřejného ochránce práv</text:p>
      <text:p text:style-name="podpis"/>
      <text:p text:style-name="Příloha"/>
      <text:p text:style-name="Příloha"/>
      <text:h text:style-name="P27" text:outline-level="1">Příloha</text:h>
      <text:p text:style-name="Normální">Istanbulská úmluva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CLHZ*</text:span></text:p>
        <text:p text:style-name="P12"><text:span text:style-name="T13">KVOPX00CCLHZ</text:span>KVOPX00CCLH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03-21T08:42:00Z</meta:creation-date>
    <dc:date>2022-03-21T08:45:00Z</dc:date>
    <meta:print-date>2022-03-15T08:24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4" meta:word-count="333" meta:character-count="2294" meta:row-count="16" meta:non-whitespace-character-count="1965"/>
  </office:meta>
</office:document-meta>
</file>